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1523536199671516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78600202732983516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15614783400613855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32660370186383444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80128343735488394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577011666812137350"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79863359086800606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56107385331066057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247153" text:continue-list="list579863359086800606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94452161472237757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6876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5251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266505"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27447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47454"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14890874428159751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39679033933407791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262046469574707026"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74741"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331951041001435605"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7499331923647230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151286750876034146" text:style-name="L15">
        <text:list-item>
          <text:list>
            <text:list-header>
              <text:p text:style-name="P184">1.5 miles averaging about 9:40/mile and rest 1 min</text:p>
            </text:list-header>
          </text:list>
        </text:list-item>
      </text:list>
      <text:p text:style-name="P24">1 mile in 8:26 and rest 2 min</text:p>
      <text:list xml:id="list517210469690615252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28140190916629558"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65553"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78227848437748444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34093277703687185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807526801822444039"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260659" text:continue-list="list7340932777036871850" text:style-name="L19">
        <text:list-item>
          <text:list>
            <text:list-header>
              <text:p text:style-name="P188">(Pace*HR)=1240</text:p>
            </text:list-header>
          </text:list>
        </text:list-item>
      </text:list>
      <text:list xml:id="list41260174" text:continue-list="list4782278484377484444" text:style-name="L18">
        <text:list-item>
          <text:list>
            <text:list-header>
              <text:p text:style-name="P187">2 miles at 10:46/mile Ave HR= 121 bpm and rest a few minutes</text:p>
            </text:list-header>
          </text:list>
        </text:list-item>
      </text:list>
      <text:list xml:id="list41268281" text:continue-list="list4126065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25867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395000960208117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09726617485961546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713589322884642963"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98711924620153705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559778067407107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90642291853197179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25402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5456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4053720144495399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28190486574296381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12106132788844202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73730003122120228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65021461001131507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262757113175076965" text:style-name="L32">
        <text:list-item>
          <text:list>
            <text:list-header>
              <text:p text:style-name="P198">0.25 miles in 2:54</text:p>
              <text:p text:style-name="P198">1 mile in 9:21 going faster as I ran and ending at around 8:30 pace</text:p>
            </text:list-header>
          </text:list>
        </text:list-item>
      </text:list>
      <text:list xml:id="list242984480406606437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0770599789791674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9266409923199166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52894019579677964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42835104057809162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91997231314928173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10"/>
      <text:p text:style-name="P10"/>
      <text:p text:style-name="P10"/>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21994861671340459"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28T20:59:42.54</dc:date>
    <dc:creator>James Lombardi</dc:creator>
    <meta:editing-duration>P31DT15H15M45S</meta:editing-duration>
    <meta:editing-cycles>2290</meta:editing-cycles>
    <meta:generator>OpenOffice/4.1.2$Win32 OpenOffice.org_project/412m3$Build-9782</meta:generator>
    <meta:document-statistic meta:table-count="0" meta:image-count="9" meta:object-count="0" meta:page-count="225" meta:paragraph-count="6627" meta:word-count="71068" meta:character-count="363459"/>
  </office:meta>
</office:document-meta>
</file>